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P122" style:parent-style-name="Párrafodelista" style:family="paragraph">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Normal" style:family="paragraph">
      <style:text-properties style:font-name="Arial" fo:language="es" fo:country="ES"/>
    </style:style>
    <style:style style:name="T132" style:parent-style-name="Fuentedepárrafopredeter." style:family="text">
      <style:text-properties style:font-name="Calisto MT" fo:font-weight="bold" style:font-weight-asian="bold" fo:language="es" fo:country="ES"/>
    </style:style>
    <style:style style:name="P133" style:parent-style-name="Título1" style:family="paragraph">
      <style:text-properties style:font-name="Arial" style:font-name-complex="Arial" style:use-window-font-color="true" fo:font-size="11pt" style:font-size-asian="11pt" style:font-size-complex="11pt" fo:language="es" fo:country="ES"/>
    </style:style>
    <style:style style:name="P134" style:parent-style-name="Normal" style:family="paragraph">
      <style:text-properties fo:language="es" fo:country="ES"/>
    </style:style>
    <style:style style:name="P135" style:parent-style-name="Párrafodelista" style:family="paragraph">
      <style:text-properties style:font-name="Arial"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style style:name="T146" style:parent-style-name="Fuentedepárrafopredeter." style:family="text">
      <style:text-properties style:font-name="Arial" fo:language="es" fo:country="ES"/>
    </style:style>
    <style:style style:name="T147" style:parent-style-name="Fuentedepárrafopredeter." style:family="text">
      <style:text-properties style:font-name="Arial" fo:language="es" fo:country="ES"/>
    </style:style>
    <style:style style:name="T148" style:parent-style-name="Fuentedepárrafopredeter." style:family="text">
      <style:text-properties style:font-name="Arial" style:text-underline-type="single" style:text-underline-style="solid" style:text-underline-width="auto" style:text-underline-mode="continuous"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text:s/>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text:s/>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 y los usuarios pueden<text:s/>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text:s/>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text:s/>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text:s/>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text:s/>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text:s/>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text:s/>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text:s/>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text:s/>actor autentificado como usuario deberá poder:</text:p>
          <text:list text:continue-numbering="true">
            <text:list-item>
              <text:p text:style-name="P105">Gestionar sus anuncios exprés y de subasta, lo que incluye crearlos, listarlos, y borrarlos. La fecha de publicación será el momento de creación.</text:p>
            </text:list-item>
            <text:list-item>
              <text:p text:style-name="P106">Gestionar su carro de la compra, lo que incluye añadir y borrar<text:s/>productos y 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ditarlos y borrarlos.<text:s/></text:span></text:p>
            </text:list-item>
            <text:list-item>
              <text:p text:style-name="P122">Listar las ventas de sus productos pudiendo acceder a los datos del comprador.</text:p>
            </text:list-item>
            <text:list-item>
              <text:p text:style-name="P123">Cambiar<text:s/>el estado de las ventas de “Pendiente de envío” a “Enviado”. Las ventas estarán por defecto en estado de “Pendiente de envío”.</text:p>
            </text:list-item>
            <text:list-item>
              <text:p text:style-name="P124">Cancelar una venta que no haya sido enviada. Esto cambiará su estado a “Cancelada”.<text:s/></text:p>
            </text:list-item>
            <text:list-item>
              <text:p text:style-name="P125">Añadir información de seguimiento una venta<text:s/>enviada.</text:p>
            </text:list-item>
            <text:list-item>
              <text:p text:style-name="P126">Pagar por los servicios premium. Los servicios premium de comercios incluyen tener un mayor número de anuncios simultáneos, evitar los banners publicitarios y la posibilidad de que uno de sus anuncios aparezca publicitado para los actores no Premium</text:p>
            </text:list-item>
            <text:list-item>
              <text:p text:style-name="P127">Responder a las Preguntas de su anuncio Tienda.</text:p>
            </text:list-item>
            <text:list-item>
              <text:p text:style-name="P128">Eliminar una pregunta de su anuncio Tienda. <text:s text:c="3"/></text:p>
            </text:list-item>
            <text:list-item>
              <text:p text:style-name="P129">Crear un BusinessInfo y editarlo. <text:s text:c="2"/></text:p>
            </text:list-item>
          </text:list>
        </text:list-item>
      </text:list>
      <text:p text:style-name="P130"/>
      <text:p text:style-name="P131"><text:s text:c="118"/><text:s text:c="256"/><text:s text:c="256"/><text:s text:c="109"/></text:p>
      <text:h text:style-name="Título1" text:outline-level="1"><text:span text:style-name="T132">Requisitos no funcionales</text:span></text:h>
      <text:list text:style-name="LFO1" text:continue-numbering="true">
        <text:list-item>
          <text:p text:style-name="P133">El sistema debe estar disponible en inglés y español.</text:p>
        </text:list-item>
      </text:list>
      <text:p text:style-name="P134"/>
      <text:list text:style-name="LFO1" text:continue-numbering="true">
        <text:list-item>
          <text:p text:style-name="P135">El sistema funcionará en España, por lo que debe cumplir las<text:s/>regulaciones españolas.</text:p>
        </text:list-item>
        <text:list-item>
          <text:p text:style-name="P136">El sistema debe ser lo más eficiente que sea posible.</text:p>
        </text:list-item>
        <text:list-item>
          <text:p text:style-name="P137">No es necesario que el sistema guarde las fotos, pero si las URL de sistemas de almacenamientos externos como Flickr.com o Pinterest.com.</text:p>
        </text:list-item>
        <text:list-item>
          <text:p text:style-name="P138">El documento de “Términos y Condiciones”<text:s/>debe hacer explicitas las razones por las que un usuario puede ser baneado o un anuncio borrado por un administrador o moderador.</text:p>
        </text:list-item>
        <text:list-item>
          <text:p text:style-name="P139">Los pagos correspondientes a las compras deberán hacerse a través de la plataforma Paypal y esta gestionará tanto el sistema<text:s/>de pagos como la seguridad de posibles estafas o impagos gracias a su sistema de reembolsos.</text:p>
        </text:list-item>
        <text:list-item>
          <text:p text:style-name="P140">DELETED</text:p>
        </text:list-item>
        <text:list-item>
          <text:p text:style-name="P141">Cuando un usuario efectúe un pago debe cargar por defecto los datos de facturación y de envío de su último pago.</text:p>
        </text:list-item>
        <text:list-item>
          <text:p text:style-name="P142">El peso por defecto de un reporte es 1, excepto cuando se ha realizado una transacción entre el actor que crea el reporte y el que lo recibe, en cuyo caso este tendrá un peso mayor establecido por el administrador.</text:p>
        </text:list-item>
        <text:list-item>
          <text:p text:style-name="P143">Cuando la suma de los pesos de los reportes recibidos por un usuario supere el peso mínimo<text:s/>establecido por el administrador, este aparecerá en la lista de notificaciones de los moderadores.</text:p>
        </text:list-item>
        <text:list-item>
          <text:p text:style-name="P144">Un actor puede ser baneado parcialmente, lo que le impide crear anuncios de venta, pero no comprar, y totalmente, lo que le impide el acceso al sistema.</text:p>
        </text:list-item>
        <text:list-item>
          <text:p text:style-name="P145"><text:span text:style-name="T146">Cuan</text:span><text:span text:style-name="T147">do un actor es baneado totalmente, deben eliminarse sus anuncios, valoraciones, reseñas y preguntas.</text:span><text:span text:style-name="T148"><text:s/></text:span></text:p>
        </text:list-item>
        <text:list-item>
          <text:p text:style-name="P149">Un usuario se considera sospechoso si su reputación está por debajo del mínimo establecido por el administrador, o si publica cualquier información que contenga palabras de spam.</text:p>
        </text:list-item>
        <text:list-item>
          <text:p text:style-name="P150">Un anuncio que contenga palabras de spam no puede ser publicado.</text:p>
        </text:list-item>
        <text:list-item>
          <text:p text:style-name="P151">Las palabras de Spam deben poder cambiarse por el administrador.</text:p>
        </text:list-item>
        <text:list-item>
          <text:p text:style-name="P152">Todos los usuarios tienen una carpeta de sistema por defecto que no pueden ser editadas. Estás son Outbox, Inbox y Trashbox.</text:p>
        </text:list-item>
        <text:list-item>
          <text:p text:style-name="P153">Cuando la fecha límite de un artículo pase, el artículo debe de dejar de ser mostrado automáticamente.</text:p>
        </text:list-item>
        <text:list-item>
          <text:p text:style-name="P154">Los comercios deberán tener su correo electrónico conectado a su cuenta de PayPal valida, ya que se utilizará este para los pagos.</text:p>
        </text:list-item>
        <text:list-item>
          <text:p text:style-name="P155">Si un anuncio de tipo subasta llega a su fecha limite sin ningún pujador simplemente de marcará como terminado.<text:s/></text:p>
        </text:list-item>
        <text:list-item>
          <text:p text:style-name="P156">Solo a los Actores de tipo usuario y tienda se les serán mostrados los anuncios</text:p>
        </text:list-item>
      </text:list>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9T18:03:00Z</dc:date>
    <meta:template xlink:href="Normal" xlink:type="simple"/>
    <meta:editing-cycles>19</meta:editing-cycles>
    <meta:editing-duration>PT23880S</meta:editing-duration>
    <meta:document-statistic meta:page-count="7" meta:paragraph-count="30" meta:word-count="2271" meta:character-count="15189" meta:row-count="107" meta:non-whitespace-character-count="12948"/>
  </office:meta>
</office:document-meta>
</file>